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Segoe UI" svg:font-family="'Segoe UI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E1" style:family="table-cell">
      <style:table-cell-properties fo:padding="0.097cm" fo:border="0.002cm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833cm" style:rel-column-width="10922*"/>
    </style:style>
    <style:style style:name="Table2.F" style:family="table-column">
      <style:table-column-properties style:column-width="2.835cm" style:rel-column-width="10925*"/>
    </style:style>
    <style:style style:name="Table2.1" style:family="table-row">
      <style:table-row-properties style:row-height="0.642cm"/>
    </style:style>
    <style:style style:name="Table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2.F1" style:family="table-cell">
      <style:table-cell-properties style:vertical-align="middle" fo:padding="0.097cm" fo:border="0.002cm solid #000000"/>
    </style:style>
    <style:style style:name="P1" style:family="paragraph" style:parent-style-name="Footer">
      <style:text-properties fo:font-size="10pt" fo:font-style="italic" style:font-size-asian="10pt" style:font-style-asian="italic" style:font-size-complex="10pt" style:font-style-complex="italic"/>
    </style:style>
    <style:style style:name="P2" style:family="paragraph" style:parent-style-name="Standard">
      <style:paragraph-properties fo:text-align="start" style:justify-single-word="false" fo:background-color="#ffffe6">
        <style:background-image/>
      </style:paragraph-properties>
      <style:text-properties style:font-name="Arial" fo:font-size="12pt" fo:background-color="transparent" style:font-size-asian="12pt" style:font-size-complex="12pt"/>
    </style:style>
    <style:style style:name="P3" style:family="paragraph" style:parent-style-name="Standard">
      <style:paragraph-properties fo:background-color="#ffffe6">
        <style:background-image/>
      </style:paragraph-properties>
      <style:text-properties style:font-name="Arial" fo:font-size="6pt" fo:background-color="transparent" style:font-size-asian="6pt" style:font-size-complex="6pt"/>
    </style:style>
    <style:style style:name="P4" style:family="paragraph" style:parent-style-name="Standard">
      <style:paragraph-properties fo:background-color="#ffffe6">
        <style:background-image/>
      </style:paragraph-properties>
      <style:text-properties style:font-name="Arial" fo:background-color="transparent"/>
    </style:style>
    <style:style style:name="P5" style:family="paragraph" style:parent-style-name="Table_20_Contents">
      <style:paragraph-properties fo:text-align="start" style:justify-single-word="false" fo:background-color="#ffffe6">
        <style:background-image/>
      </style:paragraph-properties>
      <style:text-properties style:font-name="Arial" fo:font-size="10pt" fo:background-color="transparent" style:font-size-asian="10pt" style:font-size-complex="10pt"/>
    </style:style>
    <style:style style:name="P6" style:family="paragraph" style:parent-style-name="Table_20_Contents">
      <style:paragraph-properties fo:text-align="start" style:justify-single-word="false" fo:background-color="#ffffe6">
        <style:background-image/>
      </style:paragraph-properties>
      <style:text-properties style:font-name="Arial" fo:font-size="12pt" fo:background-color="transparent" style:font-size-asian="12pt" style:font-size-complex="12pt"/>
    </style:style>
    <style:style style:name="P7" style:family="paragraph" style:parent-style-name="Horizontal_20_Line">
      <style:paragraph-properties fo:background-color="#ffffe6">
        <style:background-image/>
      </style:paragraph-properties>
      <style:text-properties style:font-name="Arial"/>
    </style:style>
    <style:style style:name="P8" style:family="paragraph" style:parent-style-name="Text_20_body">
      <style:text-properties style:font-name="DejaVu Sans2"/>
    </style:style>
    <style:style style:name="P9" style:family="paragraph" style:parent-style-name="Text_20_body">
      <style:text-properties style:font-name="Arial"/>
    </style:style>
    <style:style style:name="P10" style:family="paragraph" style:parent-style-name="Text_20_body">
      <style:text-properties style:font-name="Arial" fo:font-size="6pt" style:font-size-asian="5.25pt" style:font-size-complex="6pt"/>
    </style:style>
    <style:style style:name="P11" style:family="paragraph" style:parent-style-name="Text_20_body">
      <style:paragraph-properties fo:background-color="transparent">
        <style:background-image/>
      </style:paragraph-properties>
      <style:text-properties style:font-name="Arial" fo:font-size="6pt" style:font-size-asian="5.25pt" style:font-size-complex="6pt"/>
    </style:style>
    <style:style style:name="P12" style:family="paragraph" style:parent-style-name="Text_20_body">
      <style:paragraph-properties fo:background-color="#e6e6ff">
        <style:background-image/>
      </style:paragraph-properties>
      <style:text-properties style:font-name="Arial" fo:font-size="6pt" style:font-size-asian="5.25pt" style:font-size-complex="6pt"/>
    </style:style>
    <style:style style:name="P13" style:family="paragraph" style:parent-style-name="Horizontal_20_Line">
      <style:paragraph-properties fo:background-color="#e6e6ff">
        <style:background-image/>
      </style:paragraph-properties>
      <style:text-properties style:font-name="Arial"/>
    </style:style>
    <style:style style:name="P14" style:family="paragraph" style:parent-style-name="Title">
      <style:paragraph-properties fo:margin-top="0cm" fo:margin-bottom="0.203cm" fo:background-color="#ffffe6">
        <style:background-image/>
      </style:paragraph-properties>
      <style:text-properties style:font-name="Arial"/>
    </style:style>
    <style:style style:name="P15" style:family="paragraph" style:parent-style-name="Text_20_body">
      <style:paragraph-properties fo:background-color="#ffff99">
        <style:background-image/>
      </style:paragraph-properties>
      <style:text-properties style:font-name="Arial"/>
    </style:style>
    <style:style style:name="P16" style:family="paragraph" style:parent-style-name="Text_20_body">
      <style:text-properties style:font-name="DejaVu Sans2" officeooo:rsid="003cb9a8" officeooo:paragraph-rsid="00175adb"/>
    </style:style>
    <style:style style:name="P17" style:family="paragraph" style:parent-style-name="Text_20_body">
      <style:text-properties style:font-name="DejaVu Sans2" officeooo:rsid="003eb152" officeooo:paragraph-rsid="00175adb"/>
    </style:style>
    <style:style style:name="P18" style:family="paragraph" style:parent-style-name="Text_20_body">
      <style:text-properties style:font-name="DejaVu Sans2" officeooo:rsid="002f65a8" officeooo:paragraph-rsid="00181806"/>
    </style:style>
    <style:style style:name="P19" style:family="paragraph" style:parent-style-name="Text_20_body">
      <style:text-properties style:font-name="DejaVu Sans2" officeooo:rsid="0039a0f3" officeooo:paragraph-rsid="00181806"/>
    </style:style>
    <style:style style:name="P20" style:family="paragraph" style:parent-style-name="Text_20_body">
      <style:text-properties style:font-name="Arial"/>
    </style:style>
    <style:style style:name="P21" style:family="paragraph" style:parent-style-name="Text_20_body">
      <style:text-properties style:font-name="Arial" officeooo:paragraph-rsid="001ae114"/>
    </style:style>
    <style:style style:name="P22" style:family="paragraph" style:parent-style-name="Text_20_body">
      <style:paragraph-properties fo:background-color="#ffff99">
        <style:background-image/>
      </style:paragraph-properties>
      <style:text-properties style:font-name="Arial"/>
    </style:style>
    <style:style style:name="P23" style:family="paragraph" style:parent-style-name="Text_20_body" style:list-style-name="L1">
      <style:paragraph-properties fo:background-color="#ffff99">
        <style:background-image/>
      </style:paragraph-properties>
      <style:text-properties style:font-name="Arial"/>
    </style:style>
    <style:style style:name="P24" style:family="paragraph" style:parent-style-name="Text_20_body">
      <style:paragraph-properties fo:background-color="#ffff99">
        <style:background-image/>
      </style:paragraph-properties>
      <style:text-properties style:font-name="Arial" officeooo:paragraph-rsid="0018317e"/>
    </style:style>
    <style:style style:name="P25" style:family="paragraph" style:parent-style-name="Text_20_body">
      <style:paragraph-properties fo:background-color="#ffff99">
        <style:background-image/>
      </style:paragraph-properties>
      <style:text-properties style:font-name="Arial" officeooo:paragraph-rsid="001ae114"/>
    </style:style>
    <style:style style:name="P26" style:family="paragraph" style:parent-style-name="Text_20_body">
      <style:paragraph-properties fo:background-color="#ffff99">
        <style:background-image/>
      </style:paragraph-properties>
      <style:text-properties style:font-name="Arial" officeooo:paragraph-rsid="001c147d"/>
    </style:style>
    <style:style style:name="P27" style:family="paragraph" style:parent-style-name="Heading_20_3">
      <style:text-properties style:font-name="Arial"/>
    </style:style>
    <style:style style:name="P28" style:family="paragraph" style:parent-style-name="Heading_20_3">
      <style:paragraph-properties fo:text-align="center" style:justify-single-word="false"/>
      <style:text-properties style:font-name="Arial"/>
    </style:style>
    <style:style style:name="P29" style:family="paragraph" style:parent-style-name="Heading_20_3">
      <style:paragraph-properties fo:background-color="transparent">
        <style:background-image/>
      </style:paragraph-properties>
      <style:text-properties style:font-name="Arial"/>
    </style:style>
    <style:style style:name="P30" style:family="paragraph" style:parent-style-name="Heading_20_3">
      <style:paragraph-properties fo:background-color="#e6e6ff">
        <style:background-image/>
      </style:paragraph-properties>
      <style:text-properties style:font-name="Arial"/>
    </style:style>
    <style:style style:name="P3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32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c147d" style:font-style-asian="italic" style:font-style-complex="italic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font-name="Arial"/>
    </style:style>
    <style:style style:name="T6" style:family="text">
      <style:text-properties officeooo:rsid="003cb9a8"/>
    </style:style>
    <style:style style:name="T7" style:family="text">
      <style:text-properties officeooo:rsid="0018317e"/>
    </style:style>
    <style:style style:name="T8" style:family="text">
      <style:text-properties officeooo:rsid="0019284d"/>
    </style:style>
    <style:style style:name="T9" style:family="text">
      <style:text-properties officeooo:rsid="001ae114"/>
    </style:style>
    <style:style style:name="T10" style:family="text">
      <style:text-properties style:use-window-font-color="true" style:text-outline="false" style:text-line-through-styl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#ccffff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  <form:checkbox form:name="INF" form:control-implementation="ooo:com.sun.star.form.component.CheckBox" form:id="control1" form:label="INF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STRUC" form:control-implementation="ooo:com.sun.star.form.component.CheckBox" form:id="control2" form:label="STRUC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PUZ" form:control-implementation="ooo:com.sun.star.form.component.CheckBox" form:id="control3" form:label="PUZ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SOC" form:control-implementation="ooo:com.sun.star.form.component.CheckBox" form:id="control4" form:label="SOC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USE" form:control-implementation="ooo:com.sun.star.form.component.CheckBox" form:id="control5" form:label="USE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ALG" form:control-implementation="ooo:com.sun.star.form.component.CheckBox" form:id="control6" form:label="ALG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Task Title, doubleclick to Change!" text:name="Title"/>
        <text:user-field-decl office:value-type="string" office:string-value="2013-XY-01" text:name="TaskID"/>
        <text:user-field-decl office:value-type="float" office:value="2012" text:name=""/>
      </text:user-field-decls>
      <text:p text:style-name="P14"><office:annotation><dc:creator>Ivo Blöchliger</dc:creator><dc:date>2014-03-02T08:01:40.50</dc:date><text:p text:style-name="P31"><text:span text:style-name="T10">To hide these comments, disable them in the menu:</text:span></text:p><text:p text:style-name="P31"><text:span text:style-name="T10">View → Comments</text:span></text:p></office:annotation><text:file-name text:display="name">2014-HU-01-EN</text:file-name> <text:user-field-get text:name="Title">Task Title, doubleclick to Change!</text:user-field-get>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5">0 <text:drop-down text:name=""><text:label text:value="----"/><text:label text:value="easy"/><text:label text:value="medium"/><text:label text:value="hard"/>----</text:drop-down><office:annotation><dc:creator>Ivo Blöchliger</dc:creator><dc:date>2014-03-02T07:59:42.52</dc:date><text:p text:style-name="P31"><text:span text:style-name="T10">Age groups in biological age:</text:span></text:p><text:p text:style-name="P31"><text:span text:style-name="T10">0: 8-10 years</text:span></text:p><text:p text:style-name="P31"><text:span text:style-name="T10">I: 10-12 years</text:span></text:p><text:p text:style-name="P31"><text:span text:style-name="T10">II: 12-14 years</text:span></text:p><text:p text:style-name="P31"><text:span text:style-name="T10">III: 14-16 years</text:span></text:p><text:p text:style-name="P31"><text:span text:style-name="T10">IV: 16-19 years</text:span></text:p></office:annotation></text:p>
          </table:table-cell>
          <table:table-cell table:style-name="Table1.A1" office:value-type="string">
            <text:p text:style-name="P5">I: <text:drop-down text:name=""><text:label text:value="----"/><text:label text:value="easy"/><text:label text:value="medium"/><text:label text:current-selected="true" text:value="hard"/>hard</text:drop-down></text:p>
          </table:table-cell>
          <table:table-cell table:style-name="Table1.A1" office:value-type="string">
            <text:p text:style-name="P5">II: <text:drop-down text:name=""><text:label text:value="----"/><text:label text:value="easy"/><text:label text:current-selected="true" text:value="medium"/><text:label text:value="hard"/>medium</text:drop-down></text:p>
          </table:table-cell>
          <table:table-cell table:style-name="Table1.A1" office:value-type="string">
            <text:p text:style-name="P5">III: <text:drop-down text:name=""><text:label text:value="----"/><text:label text:current-selected="true" text:value="easy"/><text:label text:value="medium"/><text:label text:value="hard"/>easy</text:drop-down></text:p>
          </table:table-cell>
          <table:table-cell table:style-name="Table1.E1" office:value-type="string">
            <text:p text:style-name="P5">IV: <text:drop-down text:name=""><text:label text:value="----"/><text:label text:current-selected="true" text:value="easy"/><text:label text:value="medium"/><text:label text:value="hard"/>easy</text:drop-down></text:p>
          </table:table-cell>
        </table:table-row>
      </table:table>
      <table:table table:name="Table2" table:style-name="Table2">
        <table:table-column table:style-name="Table2.A" table:number-columns-repeated="5"/>
        <table:table-column table:style-name="Table2.F"/>
        <table:table-row table:style-name="Table2.1">
          <table:table-cell table:style-name="Table2.A1" office:value-type="string">
            <text:p text:style-name="P6"><text:s/><draw:control text:anchor-type="as-char" svg:y="-0.351cm" draw:z-index="5" draw:style-name="gr1" draw:text-style-name="P32" svg:width="2.271cm" svg:height="0.313cm" draw:control="control6"/></text:p>
          </table:table-cell>
          <table:table-cell table:style-name="Table2.A1" office:value-type="string">
            <text:p text:style-name="P2"><draw:control text:anchor-type="as-char" svg:y="0.051cm" draw:z-index="0" draw:style-name="gr1" draw:text-style-name="P32" svg:width="2.271cm" svg:height="0.313cm" draw:control="control1"/></text:p>
          </table:table-cell>
          <table:table-cell table:style-name="Table2.A1" office:value-type="string">
            <text:p text:style-name="P2"><draw:control text:anchor-type="as-char" svg:y="-0.014cm" draw:z-index="1" draw:style-name="gr1" draw:text-style-name="P32" svg:width="2.271cm" svg:height="0.313cm" draw:control="control2"/></text:p>
          </table:table-cell>
          <table:table-cell table:style-name="Table2.A1" office:value-type="string">
            <text:p text:style-name="P2"><draw:control text:anchor-type="as-char" svg:y="-0.009cm" draw:z-index="2" draw:style-name="gr1" draw:text-style-name="P32" svg:width="2.271cm" svg:height="0.313cm" draw:control="control3"/></text:p>
          </table:table-cell>
          <table:table-cell table:style-name="Table2.A1" office:value-type="string">
            <text:p text:style-name="P2"><draw:control text:anchor-type="as-char" svg:y="0.004cm" draw:z-index="3" draw:style-name="gr1" draw:text-style-name="P32" svg:width="2.271cm" svg:height="0.313cm" draw:control="control4"/></text:p>
          </table:table-cell>
          <table:table-cell table:style-name="Table2.F1" office:value-type="string">
            <text:p text:style-name="P2"><draw:control text:anchor-type="as-char" svg:y="0.025cm" draw:z-index="4" draw:style-name="gr1" draw:text-style-name="P32" svg:width="2.271cm" svg:height="0.313cm" draw:control="control5"/></text:p>
          </table:table-cell>
        </table:table-row>
      </table:table>
      <text:section text:style-name="Sect1" text:name="Body">
        <text:p text:style-name="P3"/>
        <text:p text:style-name="P4"><text:span text:style-name="T4">Answer Type: </text:span><text:span text:style-name="T4"><text:drop-down text:name=""><text:label text:value="Click to choose!"/><text:label text:current-selected="true" text:value="Multiple Choice"/><text:label text:value="Open Integer"/><text:label text:value="Open Text"/><text:label text:value="Select image"/><text:label text:value="Interactive"/>Multiple Choice</text:drop-down></text:span><text:span text:style-name="T4"> <text:s/>Mandatory for: </text:span><text:span text:style-name="T4"><text:drop-down text:name=""><text:label text:current-selected="true" text:value="none"/><text:label text:value="Group I"/><text:label text:value="Group II"/><text:label text:value="Group III"/><text:label text:value="Group IV"/><text:label text:value="All"/>none</text:drop-down></text:span></text:p>
        <text:p text:style-name="P7"/>
        <text:h text:style-name="P29" text:outline-level="3">Body</text:h>
      </text:section>
      <text:p text:style-name="P11"/>
      <text:p text:style-name="P17">True</text:p>
      <text:p text:style-name="P17"/>
      <text:p text:style-name="P16">Beaver Bob decides to tell the truth on monday, wednesday and friday and to lie on the others days.</text:p>
      <text:p text:style-name="P16">He once told his friends: “Tomorrow I’ll tell the truth.”</text:p>
      <text:section text:style-name="Sect1" text:name="Question" text:protected="true">
        <text:h text:style-name="P27" text:outline-level="3"/>
        <text:h text:style-name="P27" text:outline-level="3">Question</text:h>
        <text:p text:style-name="P10"/>
      </text:section>
      <text:p text:style-name="P18"><text:span text:style-name="T6">On which day was it occurred?</text:span></text:p>
      <text:section text:style-name="Sect1" text:name="Answer" text:protected="true">
        <text:h text:style-name="P27" text:outline-level="3"/>
        <text:h text:style-name="P27" text:outline-level="3">Answer</text:h>
        <text:p text:style-name="P10"/>
      </text:section>
      <text:p text:style-name="P19">A) <text:span text:style-name="T6">Monday</text:span></text:p>
      <text:p text:style-name="P19">B) <text:span text:style-name="T6">Wednesday</text:span></text:p>
      <text:p text:style-name="P19">C) <text:span text:style-name="T6">Saturday</text:span></text:p>
      <text:p text:style-name="P19">D) <text:span text:style-name="T6">Sunday</text:span></text:p>
      <text:section text:style-name="Sect2" text:name="Explanation" text:protected="true">
        <text:p text:style-name="P13"><office:annotation><dc:creator>Ivo Blöchliger</dc:creator><dc:date>2013-01-04T16:50:39.57</dc:date><text:p text:style-name="P31"><text:span text:style-name="T10">This must all fit on the first page. If it does not, your <text:s/>task is too long.</text:span></text:p></office:annotation></text:p>
        <text:h text:style-name="P30" text:outline-level="3">Explanation</text:h>
        <text:p text:style-name="P12"/>
      </text:section>
      <text:p text:style-name="P24"><text:span text:style-name="T7">Right answer: C</text:span></text:p>
      <text:p text:style-name="P24"><text:span text:style-name="T7">This statement couldn’t be true because he would tell the truth two days sequentially. So it could be a lie. Then on the next day he’ll lie - two days to lie sequentially: it is possible only on Saturday.</text:span></text:p>
      <text:section text:style-name="Sect2" text:name="It's informatics" text:protected="true">
        <text:h text:style-name="P30" text:outline-level="3"/>
        <text:h text:style-name="P30" text:outline-level="3">It's informatics</text:h>
        <text:p text:style-name="P12"/>
      </text:section>
      <text:p text:style-name="P15">Explain the relevance in informatics of this task <text:span text:style-name="T1">to the target age group</text:span>. Use about 3 to 8 sentences. <text:span text:style-name="T1">Do not explain the correct answers of a task</text:span>, but give a larger picture.</text:p>
      <text:p text:style-name="P24"><text:span text:style-name="T7">This puzzle game is about logic and algorithmic thinking. Logic programming is one of the 4 main programming paradigms.</text:span></text:p>
      <text:p text:style-name="P24"><text:span text:style-name="T7">...</text:span></text:p>
      <text:section text:style-name="Sect1" text:name="Keywords" text:protected="true">
        <text:h text:style-name="P30" text:outline-level="3"/>
        <text:h text:style-name="P30" text:outline-level="3">Keywords</text:h>
        <text:p text:style-name="P12"/>
      </text:section>
      <text:p text:style-name="P24"><text:span text:style-name="T7">algorithm, logic programing, prolog</text:span></text:p>
      <text:section text:style-name="Sect1" text:name="Websites" text:protected="true">
        <text:h text:style-name="P30" text:outline-level="3"/>
        <text:h text:style-name="P30" text:outline-level="3">Websites</text:h>
        <text:p text:style-name="P12"/>
      </text:section>
      <text:p text:style-name="P24"><text:span text:style-name="T7">http://en.wikipedia.org/wiki/Logic_programming</text:span></text:p>
      <text:p text:style-name="P24"><text:span text:style-name="T7">http://en.wikipedia.org/wiki/Prolog</text:span></text:p>
      <text:section text:style-name="Sect1" text:name="Wording" text:protected="true">
        <text:p text:style-name="P13"/>
        <text:h text:style-name="P28" text:outline-level="3">Internal Use</text:h>
        <text:h text:style-name="P27" text:outline-level="3">Wording</text:h>
        <text:p text:style-name="P10"/>
      </text:section>
      <text:p text:style-name="P26"><text:span text:style-name="T3">-</text:span></text:p>
      <text:section text:style-name="Sect1" text:name="Comments" text:protected="true">
        <text:h text:style-name="P27" text:outline-level="3"><text:soft-page-break/></text:h>
        <text:h text:style-name="P27" text:outline-level="3">Comments</text:h>
        <text:p text:style-name="P10"/>
      </text:section>
      <text:p text:style-name="P25"><text:span text:style-name="T9">-</text:span></text:p>
      <text:section text:style-name="Sect1" text:name="Graphics" text:protected="true">
        <text:h text:style-name="P27" text:outline-level="3"/>
        <text:h text:style-name="P27" text:outline-level="3">Graphics</text:h>
      </text:section>
      <text:p text:style-name="P10"/>
      <text:p text:style-name="P25"><text:span text:style-name="T9">-</text:span></text:p>
      <text:p text:style-name="P9"/>
      <text:p text:style-name="P9"/>
      <text:section text:style-name="Sect1" text:name="Files" text:protected="true">
        <text:h text:style-name="P27" text:outline-level="3"/>
        <text:h text:style-name="P27" text:outline-level="3">Files</text:h>
        <text:p text:style-name="P10"/>
      </text:section>
      <text:p text:style-name="P9">All additional files for this task (graphics, scripts, etc.)</text:p>
      <text:section text:style-name="Sect1" text:name="this file">
        <text:section text:style-name="Sect1" text:name="thisfile">
          <text:p text:style-name="P9"><text:file-name text:display="name-and-extension">2014-HU-01-EN.odt</text:file-name> (this file)</text:p>
          <text:p text:style-name="P21"><text:span text:style-name="T9">2014-HU-01-EN.pdf (this file in pdf format)</text:span></text:p>
        </text:section>
        <text:p text:style-name="P15"/>
      </text:section>
      <text:section text:style-name="Sect1" text:name="Authorship" text:protected="true">
        <text:h text:style-name="P27" text:outline-level="3"/>
        <text:h text:style-name="P27" text:outline-level="3">Authorship</text:h>
        <text:p text:style-name="P10"/>
      </text:section>
      <text:p text:style-name="P25"><text:span text:style-name="T8">András Auffenberger, 2013-05-20, initial version, </text:span><text:span text:style-name="T9">Hungary</text:span></text:p>
      <text:p text:style-name="P25"><text:span text:style-name="T8">Zsuzsa Pluhár (pluharzs@caesar.elte.hu), 2014-04-20, translation and completion, </text:span><text:span text:style-name="T9">Hungary</text:span></text:p>
      <text:p text:style-name="P15"/>
      <text:section text:style-name="Sect1" text:name="License" text:protected="true">
        <text:h text:style-name="P27" text:outline-level="3"/>
        <text:h text:style-name="P27" text:outline-level="3">License</text:h>
        <text:p text:style-name="P10"/>
        <text:p text:style-name="P8"><text:span text:style-name="T5">Copyright © 2014 Bebras – International Contest on Informatics and Computer Fluency. This work is licensed under a Creative Commons Attribution-NonCommercial-ShareAlike 3.0 Unported License (CC BY-NC-SA 3.0). Visit: </text:span><text:a xlink:type="simple" xlink:href="http://creativecommons.org/licenses/by-sa/3.0/"><text:span text:style-name="T5">http://creativecommons.org/licenses/by-sa-sa/3.0/</text:span></text:a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Segoe UI" svg:font-family="'Segoe UI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cm" fo:background-color="transparent">
        <style:background-image/>
      </style:paragraph-properties>
      <style:text-properties style:font-name="DejaVu Sans1" fo:font-size="13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 fo:background-color="#ffffe6">
        <style:background-image/>
      </style:paragraph-properties>
      <style:text-properties style:font-name="DejaVu Sans1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0pt" fo:font-style="italic" style:font-size-asian="10pt" style:font-style-asian="italic" style:font-size-complex="10pt" style:font-style-complex="italic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footer>
        <text:user-field-decls>
          <text:user-field-decl office:value-type="string" office:string-value="Task Title, doubleclick to Change!" text:name="Title"/>
        </text:user-field-decls>
        <text:section text:style-name="MSect1" text:name="Footer" text:protected="true">
          <text:p text:style-name="MP1"><text:user-field-get text:name="Title">Task Title, doubleclick to Change!</text:user-field-get> <text:file-name text:display="name">2014-HU-01-EN</text:file-name>, Last saved <text:modification-date style:data-style-name="N36">04/29/2014</text:modification-date> at <text:modification-time style:data-style-name="N41">10:57:05</text:modification-time> by <text:creator/></text:p>
        </text:sectio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vo Blöchliger</meta:initial-creator>
    <meta:creation-date>2013-01-04T15:16:24</meta:creation-date>
    <dc:date>2014-04-29T10:57:04.01</dc:date>
    <meta:editing-duration>PT08H19M28S</meta:editing-duration>
    <meta:editing-cycles>45</meta:editing-cycles>
    <meta:generator>OpenOffice.org/3.2$Win32 OpenOffice.org_project/320m19$Build-9505</meta:generator>
    <meta:document-statistic meta:table-count="2" meta:image-count="0" meta:object-count="0" meta:page-count="2" meta:paragraph-count="54" meta:word-count="264" meta:character-count="1772"/>
  </office:meta>
</office:document-meta>
</file>